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e</text:p>
      <text:h text:style-name="Heading_20_1" text:outline-level="1">Header 1</text:h>
      <text:p text:style-name="Standard">At vero eos et accusam et justo duo dolores et ea rebum.</text:p>
      <text:h text:style-name="Heading_20_2" text:outline-level="2">Header 2</text:h>
      <text:h text:style-name="Heading_20_3" text:outline-level="3">Header 3</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4" text:outline-level="4">Header 4</text:h>
      <text:h text:style-name="Heading_20_5" text:outline-level="5">Header 5</text:h>
      <text:h text:style-name="Heading_20_6" text:outline-level="6">Header 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3301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in" loext:contextual-spacing="false" fo:line-height="200%" fo:text-indent="0.2598in" style:auto-text-indent="false" fo:background-color="transparen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family-generic="roman" style:font-pitch="variable" fo:font-size="18pt" fo:font-style="normal" fo:font-weight="bold" style:font-size-asian="28pt" style:font-style-asian="normal" style:font-weight-asian="normal" style:font-size-complex="28pt" style:font-style-complex="normal" style:font-weight-complex="norm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style:font-name="Cambria" fo:font-family="Cambria" style:font-family-generic="roman" style:font-pitch="variable" fo:font-size="15pt" fo:font-style="normal" fo:font-weight="bold" style:font-size-asian="16pt" style:font-style-asian="normal" style:font-weight-asian="normal" style:font-size-complex="16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mbria" fo:font-family="Cambria" style:font-family-generic="roman" style:font-pitch="variable"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mbria1" fo:font-family="Cambria" style:font-style-name="Bold Italic" style:font-family-generic="roman" style:font-pitch="variable" fo:font-size="11pt" fo:font-style="normal" fo:font-weight="bold" style:font-size-asian="11pt" style:font-style-asian="normal" style:font-weight-asian="bold" style:font-size-complex="11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0.5pt" fo:font-weight="bold" style:font-size-asian="10.5pt" style:font-weight-asian="bold" style:font-size-complex="10.5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color="#808080" style:font-name="Cambria" fo:font-family="Cambria" style:font-family-generic="roman" style:font-pitch="variable" fo:font-size="10.5pt" fo:font-style="normal" fo:font-weight="bold" style:font-size-asian="10.5pt" style:font-style-asian="normal" style:font-weight-asian="bold" style:font-size-complex="10.5pt" style:font-style-complex="normal"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5-11-02T23:51:20.452708038" text:fixed="true">11/02/15</text: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e Arosio</meta:initial-creator>
    <meta:creation-date>2015-11-02T23:35:55.422496300</meta:creation-date>
    <dc:date>2015-11-03T08:51:10.400929512</dc:date>
    <dc:creator>Daniele Arosio</dc:creator>
    <meta:editing-duration>PT4M30S</meta:editing-duration>
    <meta:editing-cycles>3</meta:editing-cycles>
    <meta:generator>LibreOffice/5.0.2.2$Linux_X86_64 LibreOffice_project/00m0$Build-2</meta:generator>
    <meta:document-statistic meta:table-count="0" meta:image-count="0" meta:object-count="0" meta:page-count="2" meta:paragraph-count="10" meta:word-count="77" meta:character-count="417" meta:non-whitespace-character-count="349"/>
  </office:meta>
</office:document-meta>
</file>